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6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90.39" calcext:value-type="float">
            <text:p>90.39</text:p>
          </table:table-cell>
          <table:table-cell table:formula="of:=[.D11]*['1Rm Tables'.$B$6]" office:value-type="float" office:value="98.25" calcext:value-type="float">
            <text:p>98.25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92.529" calcext:value-type="float">
            <text:p>92.53</text:p>
          </table:table-cell>
          <table:table-cell table:formula="of:=[.D13]*['1Rm Tables'.$B$6]" office:value-type="float" office:value="100.575" calcext:value-type="float">
            <text:p>100.5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4.668" calcext:value-type="float">
            <text:p>94.67</text:p>
          </table:table-cell>
          <table:table-cell table:formula="of:=[.D15]*['1Rm Tables'.$B$6]" office:value-type="float" office:value="102.9" calcext:value-type="float">
            <text:p>102.90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92.529" calcext:value-type="float">
            <text:p>92.53</text:p>
          </table:table-cell>
          <table:table-cell table:formula="of:=[.D19]*['1Rm Tables'.$B$6]" office:value-type="float" office:value="100.575" calcext:value-type="float">
            <text:p>100.5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4.668" calcext:value-type="float">
            <text:p>94.67</text:p>
          </table:table-cell>
          <table:table-cell table:formula="of:=[.D21]*['1Rm Tables'.$B$6]" office:value-type="float" office:value="102.9" calcext:value-type="float">
            <text:p>102.90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7.704" calcext:value-type="float">
            <text:p>97.70</text:p>
          </table:table-cell>
          <table:table-cell table:formula="of:=[.D23]*['1Rm Tables'.$B$6]" office:value-type="float" office:value="106.2" calcext:value-type="float">
            <text:p>106.20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5.496" calcext:value-type="float">
            <text:p>95.50</text:p>
          </table:table-cell>
          <table:table-cell table:formula="of:=[.D27]*['1Rm Tables'.$B$6]" office:value-type="float" office:value="103.8" calcext:value-type="float">
            <text:p>103.80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7.704" calcext:value-type="float">
            <text:p>97.70</text:p>
          </table:table-cell>
          <table:table-cell table:formula="of:=[.D29]*['1Rm Tables'.$B$6]" office:value-type="float" office:value="106.2" calcext:value-type="float">
            <text:p>106.20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9.912" calcext:value-type="float">
            <text:p>99.91</text:p>
          </table:table-cell>
          <table:table-cell table:formula="of:=[.D31]*['1Rm Tables'.$B$6]" office:value-type="float" office:value="108.6" calcext:value-type="float">
            <text:p>108.60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5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2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6.25" calcext:value-type="float">
            <text:p>86.2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8.32" calcext:value-type="float">
            <text:p>88.32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90.39" calcext:value-type="float">
            <text:p>90.39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92.46" calcext:value-type="float">
            <text:p>92.46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4.53" calcext:value-type="float">
            <text:p>94.53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29]/['1Rm Tables'.$B$35]" office:value-type="float" office:value="0.777777777777778" calcext:value-type="float">
            <text:p>0.777777777777778</text:p>
          </table:table-cell>
          <table:table-cell table:style-name="ce16"/>
          <table:table-cell table:style-name="ce11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30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29]+0.02" office:value-type="float" office:value="0.797777777777778" calcext:value-type="float">
            <text:p>0.797777777777778</text:p>
          </table:table-cell>
          <table:table-cell table:style-name="ce16"/>
          <table:table-cell table:style-name="ce11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31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0]+0.02" office:value-type="float" office:value="0.817777777777778" calcext:value-type="float">
            <text:p>0.817777777777778</text:p>
          </table:table-cell>
          <table:table-cell table:style-name="ce16"/>
          <table:table-cell table:style-name="ce11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32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1]+0.02" office:value-type="float" office:value="0.837777777777778" calcext:value-type="float">
            <text:p>0.837777777777778</text:p>
          </table:table-cell>
          <table:table-cell table:style-name="ce16"/>
          <table:table-cell table:style-name="ce12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33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2]+0.02" office:value-type="float" office:value="0.857777777777778" calcext:value-type="float">
            <text:p>0.857777777777778</text:p>
          </table:table-cell>
          <table:table-cell table:style-name="ce16"/>
          <table:table-cell table:style-name="ce12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34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3]+0.02" office:value-type="float" office:value="0.877777777777778" calcext:value-type="float">
            <text:p>0.877777777777778</text:p>
          </table:table-cell>
          <table:table-cell table:style-name="ce16"/>
          <table:table-cell table:style-name="ce12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35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4]+0.02" office:value-type="float" office:value="0.897777777777778" calcext:value-type="float">
            <text:p>0.897777777777778</text:p>
          </table:table-cell>
          <table:table-cell table:style-name="ce16"/>
          <table:table-cell table:style-name="ce13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36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5]+0.02" office:value-type="float" office:value="0.917777777777778" calcext:value-type="float">
            <text:p>0.917777777777778</text:p>
          </table:table-cell>
          <table:table-cell table:style-name="ce16"/>
          <table:table-cell table:style-name="ce13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37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6]+0.02" office:value-type="float" office:value="0.937777777777778" calcext:value-type="float">
            <text:p>0.937777777777778</text:p>
          </table:table-cell>
          <table:table-cell table:style-name="ce16"/>
          <table:table-cell table:style-name="ce13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16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41]/['1Rm Tables'.B35]" office:value-type="float" office:value="0.777777777777778" calcext:value-type="float">
            <text:p>0.777777777777778</text:p>
          </table:table-cell>
          <table:table-cell table:style-name="ce11"/>
          <table:table-cell table:style-name="ce11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42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1]+0.02" office:value-type="float" office:value="0.797777777777778" calcext:value-type="float">
            <text:p>0.797777777777778</text:p>
          </table:table-cell>
          <table:table-cell table:style-name="ce11"/>
          <table:table-cell table:style-name="ce11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43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2]+0.02" office:value-type="float" office:value="0.817777777777778" calcext:value-type="float">
            <text:p>0.817777777777778</text:p>
          </table:table-cell>
          <table:table-cell table:style-name="ce11"/>
          <table:table-cell table:style-name="ce11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44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3]+0.02" office:value-type="float" office:value="0.837777777777778" calcext:value-type="float">
            <text:p>0.837777777777778</text:p>
          </table:table-cell>
          <table:table-cell table:style-name="ce12"/>
          <table:table-cell table:style-name="ce12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45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4]+0.02" office:value-type="float" office:value="0.857777777777778" calcext:value-type="float">
            <text:p>0.857777777777778</text:p>
          </table:table-cell>
          <table:table-cell table:style-name="ce12"/>
          <table:table-cell table:style-name="ce12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46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5]+0.02" office:value-type="float" office:value="0.877777777777778" calcext:value-type="float">
            <text:p>0.877777777777778</text:p>
          </table:table-cell>
          <table:table-cell table:style-name="ce12"/>
          <table:table-cell table:style-name="ce12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47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6]+0.02" office:value-type="float" office:value="0.897777777777778" calcext:value-type="float">
            <text:p>0.897777777777778</text:p>
          </table:table-cell>
          <table:table-cell table:style-name="ce13"/>
          <table:table-cell table:style-name="ce13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48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7]+0.02" office:value-type="float" office:value="0.917777777777778" calcext:value-type="float">
            <text:p>0.917777777777778</text:p>
          </table:table-cell>
          <table:table-cell table:style-name="ce13"/>
          <table:table-cell table:style-name="ce13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49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8]+0.02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16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F52]/['1Rm Tables'.$B$34]" office:value-type="float" office:value="0.645161290322581" calcext:value-type="float">
            <text:p>0.645161290322581</text:p>
          </table:table-cell>
          <table:table-cell table:style-name="ce11"/>
          <table:table-cell table:style-name="ce11" table:formula="of:=[.F52]*['1Rm Tables'.$B$11]"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53]*['1Rm Tables'.$B$34]" office:value-type="float" office:value="0.6186" calcext:value-type="float">
            <text:p>0.618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2]+0.02" office:value-type="float" office:value="0.665161290322581" calcext:value-type="float">
            <text:p>0.665161290322581</text:p>
          </table:table-cell>
          <table:table-cell table:style-name="ce11"/>
          <table:table-cell table:style-name="ce11" table:formula="of:=[.F53]*['1Rm Tables'.$B$11]" office:value-type="float" office:value="71.139" calcext:value-type="float">
            <text:p>71.1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54]*['1Rm Tables'.$B$34]" office:value-type="float" office:value="0.6372" calcext:value-type="float">
            <text:p>0.637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3]+0.02" office:value-type="float" office:value="0.685161290322581" calcext:value-type="float">
            <text:p>0.685161290322581</text:p>
          </table:table-cell>
          <table:table-cell table:style-name="ce11"/>
          <table:table-cell table:style-name="ce11" table:formula="of:=[.F54]*['1Rm Tables'.$B$11]" office:value-type="float" office:value="73.278" calcext:value-type="float">
            <text:p>73.2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55]*['1Rm Tables'.$B$34]" office:value-type="float" office:value="0.6558" calcext:value-type="float">
            <text:p>0.655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4]+0.02" office:value-type="float" office:value="0.705161290322581" calcext:value-type="float">
            <text:p>0.705161290322581</text:p>
          </table:table-cell>
          <table:table-cell table:style-name="ce12"/>
          <table:table-cell table:style-name="ce12" table:formula="of:=[.F55]*['1Rm Tables'.$B$11]" office:value-type="float" office:value="75.417" calcext:value-type="float">
            <text:p>75.4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56]*['1Rm Tables'.$B$34]" office:value-type="float" office:value="0.6744" calcext:value-type="float">
            <text:p>0.674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5]+0.02" office:value-type="float" office:value="0.725161290322581" calcext:value-type="float">
            <text:p>0.725161290322581</text:p>
          </table:table-cell>
          <table:table-cell table:style-name="ce12"/>
          <table:table-cell table:style-name="ce12" table:formula="of:=[.F56]*['1Rm Tables'.$B$11]" office:value-type="float" office:value="77.556" calcext:value-type="float">
            <text:p>77.5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57]*['1Rm Tables'.$B$34]" office:value-type="float" office:value="0.693" calcext:value-type="float">
            <text:p>0.69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6]+0.02" office:value-type="float" office:value="0.745161290322581" calcext:value-type="float">
            <text:p>0.745161290322581</text:p>
          </table:table-cell>
          <table:table-cell table:style-name="ce12"/>
          <table:table-cell table:style-name="ce12" table:formula="of:=[.F57]*['1Rm Tables'.$B$11]" office:value-type="float" office:value="79.695" calcext:value-type="float">
            <text:p>79.6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58]*['1Rm Tables'.$B$34]" office:value-type="float" office:value="0.7116" calcext:value-type="float">
            <text:p>0.711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7]+0.02" office:value-type="float" office:value="0.765161290322581" calcext:value-type="float">
            <text:p>0.765161290322581</text:p>
          </table:table-cell>
          <table:table-cell table:style-name="ce13"/>
          <table:table-cell table:style-name="ce13" table:formula="of:=[.F58]*['1Rm Tables'.$B$11]" office:value-type="float" office:value="81.834" calcext:value-type="float">
            <text:p>81.8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59]*['1Rm Tables'.$B$34]" office:value-type="float" office:value="0.7302" calcext:value-type="float">
            <text:p>0.730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8]+0.02" office:value-type="float" office:value="0.785161290322581" calcext:value-type="float">
            <text:p>0.785161290322581</text:p>
          </table:table-cell>
          <table:table-cell table:style-name="ce13"/>
          <table:table-cell table:style-name="ce13" table:formula="of:=[.F59]*['1Rm Tables'.$B$11]" office:value-type="float" office:value="83.973" calcext:value-type="float">
            <text:p>83.9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60]*['1Rm Tables'.$B$34]" office:value-type="float" office:value="0.7488" calcext:value-type="float">
            <text:p>0.748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9]+0.02" office:value-type="float" office:value="0.805161290322581" calcext:value-type="float">
            <text:p>0.805161290322581</text:p>
          </table:table-cell>
          <table:table-cell table:style-name="ce13"/>
          <table:table-cell table:style-name="ce13" table:formula="of:=[.F60]*['1Rm Tables'.$B$11]" office:value-type="float" office:value="86.112" calcext:value-type="float">
            <text:p>86.112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77777777777778</text:p>
          </table:table-cell>
          <table:table-cell table:style-name="ce14"/>
          <table:table-cell table:style-name="ce14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4" office:value-type="float" office:value="0.718" calcext:value-type="float">
            <text:p>0.7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97777777777778" calcext:value-type="float">
            <text:p>0.797777777777778</text:p>
          </table:table-cell>
          <table:table-cell table:style-name="ce14"/>
          <table:table-cell table:style-name="ce14" office:value-type="float" office:value="57.44" calcext:value-type="float">
            <text:p>57.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4" office:value-type="float" office:value="0.736" calcext:value-type="float">
            <text:p>0.7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817777777777778" calcext:value-type="float">
            <text:p>0.817777777777778</text:p>
          </table:table-cell>
          <table:table-cell table:style-name="ce14"/>
          <table:table-cell table:style-name="ce14" office:value-type="float" office:value="58.88" calcext:value-type="float">
            <text:p>58.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37777777777778" calcext:value-type="float">
            <text:p>0.837777777777778</text:p>
          </table:table-cell>
          <table:table-cell table:style-name="ce12"/>
          <table:table-cell table:style-name="ce12" office:value-type="float" office:value="60.32" calcext:value-type="float">
            <text:p>60.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57777777777778" calcext:value-type="float">
            <text:p>0.857777777777778</text:p>
          </table:table-cell>
          <table:table-cell table:style-name="ce12"/>
          <table:table-cell table:style-name="ce12" office:value-type="float" office:value="61.76" calcext:value-type="float">
            <text:p>61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77777777777778" calcext:value-type="float">
            <text:p>0.877777777777778</text:p>
          </table:table-cell>
          <table:table-cell table:style-name="ce12"/>
          <table:table-cell table:style-name="ce12" office:value-type="float" office:value="63.2" calcext:value-type="float">
            <text:p>6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97777777777778" calcext:value-type="float">
            <text:p>0.897777777777778</text:p>
          </table:table-cell>
          <table:table-cell table:style-name="ce13"/>
          <table:table-cell table:style-name="ce13" office:value-type="float" office:value="64.64" calcext:value-type="float">
            <text:p>64.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17777777777778" calcext:value-type="float">
            <text:p>0.917777777777778</text:p>
          </table:table-cell>
          <table:table-cell table:style-name="ce13"/>
          <table:table-cell table:style-name="ce13" office:value-type="float" office:value="66.08" calcext:value-type="float">
            <text:p>66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11.936" calcext:value-type="float">
            <text:p>111.94</text:p>
          </table:table-cell>
          <table:table-cell table:formula="of:=[.D11]*['1Rm Tables'.$C$9]" office:value-type="float" office:value="100.7424" calcext:value-type="float">
            <text:p>100.74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20.768" calcext:value-type="float">
            <text:p>120.77</text:p>
          </table:table-cell>
          <table:table-cell table:formula="of:=[.D13]*['1Rm Tables'.$C$9]" office:value-type="float" office:value="108.6912" calcext:value-type="float">
            <text:p>108.6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6.976" calcext:value-type="float">
            <text:p>126.98</text:p>
          </table:table-cell>
          <table:table-cell table:formula="of:=[.D15]*['1Rm Tables'.$C$9]" office:value-type="float" office:value="114.2784" calcext:value-type="float">
            <text:p>114.28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8.016" calcext:value-type="float">
            <text:p>118.02</text:p>
          </table:table-cell>
          <table:table-cell table:formula="of:=[.D19]*['1Rm Tables'.$C$9]" office:value-type="float" office:value="106.2144" calcext:value-type="float">
            <text:p>106.21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24.16" calcext:value-type="float">
            <text:p>124.16</text:p>
          </table:table-cell>
          <table:table-cell table:formula="of:=[.D21]*['1Rm Tables'.$C$9]" office:value-type="float" office:value="111.744" calcext:value-type="float">
            <text:p>111.74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30.56" calcext:value-type="float">
            <text:p>130.56</text:p>
          </table:table-cell>
          <table:table-cell table:formula="of:=[.D23]*['1Rm Tables'.$C$9]" office:value-type="float" office:value="117.504" calcext:value-type="float">
            <text:p>117.5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24.16" calcext:value-type="float">
            <text:p>124.16</text:p>
          </table:table-cell>
          <table:table-cell table:formula="of:=[.D27]*['1Rm Tables'.$C$9]" office:value-type="float" office:value="111.744" calcext:value-type="float">
            <text:p>111.74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7.68" calcext:value-type="float">
            <text:p>127.68</text:p>
          </table:table-cell>
          <table:table-cell table:formula="of:=[.D29]*['1Rm Tables'.$C$9]" office:value-type="float" office:value="114.912" calcext:value-type="float">
            <text:p>114.91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34.688" calcext:value-type="float">
            <text:p>134.69</text:p>
          </table:table-cell>
          <table:table-cell table:formula="of:=[.D31]*['1Rm Tables'.$C$9]" office:value-type="float" office:value="121.2192" calcext:value-type="float">
            <text:p>121.22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4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9"/>
          <table:table-cell table:style-name="ce43"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 + 3x3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Snatch Complex x5</text:p>
          </table:table-cell>
          <table:table-cell table:style-name="Default"/>
          <table:table-cell table:style-name="ce48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number-columns-repeated="3"/>
          <table:table-cell table:style-name="ce25"/>
          <table:table-cell table:style-name="Default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2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25"/>
          <table:table-cell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2" office:value-type="string" calcext:value-type="string">
            <text:p><text:s/>Deadlift </text:p>
          </table:table-cell>
          <table:table-cell table:style-name="ce37"/>
          <table:table-cell table:style-name="ce40" office:value-type="string" calcext:value-type="string">
            <text:p>Clean Pull</text:p>
          </table:table-cell>
          <table:table-cell/>
          <table:table-cell table:style-name="ce45" office:value-type="string" calcext:value-type="string">
            <text:p>SLDL</text:p>
          </table:table-cell>
          <table:table-cell table:style-name="ce48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 table:number-columns-repeated="2"/>
          <table:table-cell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style-name="ce31" office:value-type="string" calcext:value-type="string">
            <text:p>75-90</text:p>
          </table:table-cell>
          <table:table-cell table:style-name="ce25"/>
          <table:table-cell table:style-name="ce25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8" office:value-type="string" calcext:value-type="string">
            <text:p>Backsquat </text:p>
          </table:table-cell>
          <table:table-cell table:style-name="ce41" office:value-type="string" calcext:value-type="string">
            <text:p>Deficit Deadlift</text:p>
          </table:table-cell>
          <table:table-cell table:style-name="ce19" office:value-type="string" calcext:value-type="string">
            <text:p>Paused Backsquat</text:p>
          </table:table-cell>
          <table:table-cell table:style-name="ce46" office:value-type="string" calcext:value-type="string">
            <text:p>Snatch Pull</text:p>
          </table:table-cell>
          <table:table-cell table:style-name="ce49" office:value-type="string" calcext:value-type="string">
            <text:p>FS</text:p>
          </table:table-cell>
          <table:table-cell table:style-name="ce48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/>
          <table:table-cell table:style-name="ce42"/>
          <table:table-cell table:style-name="ce25" table:number-columns-repeated="2"/>
          <table:table-cell table:style-name="ce50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2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ce25" office:value-type="string" calcext:value-type="string">
            <text:p>75-90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54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7"/>
          <table:table-cell table:style-name="ce51" office:value-type="string" calcext:value-type="string">
            <text:p>Jerk</text:p>
          </table:table-cell>
          <table:table-cell table:style-name="ce48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Default"/>
          <table:table-cell table:style-name="ce25" table:number-columns-repeated="3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4"/>
          <table:table-cell table:style-name="ce27"/>
          <table:table-cell table:style-name="ce34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4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6"/>
          <table:table-cell table:style-name="ce30" table:number-columns-repeated="5"/>
          <table:table-cell table:style-name="ce52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1" table:number-columns-repeated="5"/>
          <table:table-cell table:style-name="ce50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5" table:number-columns-repeated="5"/>
          <table:table-cell table:style-name="ce53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6" calcext:value-type="float">
            <text:p>96.00</text:p>
          </table:table-cell>
          <table:table-cell table:formula="of:=[.H4]*[.E4]" office:value-type="float" office:value="768" calcext:value-type="float">
            <text:p>768.00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8.592" calcext:value-type="float">
            <text:p>98.59</text:p>
          </table:table-cell>
          <table:table-cell table:formula="of:=[.H5]*[.E5]" office:value-type="float" office:value="788.736" calcext:value-type="float">
            <text:p>788.74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101.184" calcext:value-type="float">
            <text:p>101.18</text:p>
          </table:table-cell>
          <table:table-cell table:formula="of:=[.H6]*[.E6]" office:value-type="float" office:value="809.472" calcext:value-type="float">
            <text:p>809.47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103.776" calcext:value-type="float">
            <text:p>103.78</text:p>
          </table:table-cell>
          <table:table-cell table:formula="of:=[.H7]*[.E7]" office:value-type="float" office:value="830.208" calcext:value-type="float">
            <text:p>830.21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6.368" calcext:value-type="float">
            <text:p>106.37</text:p>
          </table:table-cell>
          <table:table-cell table:formula="of:=[.H8]*[.E8]" office:value-type="float" office:value="850.944" calcext:value-type="float">
            <text:p>850.94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8.96" calcext:value-type="float">
            <text:p>108.96</text:p>
          </table:table-cell>
          <table:table-cell table:formula="of:=[.H9]*[.E9]" office:value-type="float" office:value="871.68" calcext:value-type="float">
            <text:p>871.68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not in prilepin because of reps per set</text:p>
          </table:table-cell>
          <table:table-cell table:style-name="ce57" table:formula="of:=[.F10]*['1Rm Tables'.$B$39]" office:value-type="float" office:value="0.6972" calcext:value-type="float">
            <text:p>0.70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9]+0.02" office:value-type="float" office:value="0.860740740740741" calcext:value-type="float">
            <text:p>0.86</text:p>
          </table:table-cell>
          <table:table-cell table:style-name="ce55" office:value-type="float" office:value="4" calcext:value-type="float">
            <text:p>4</text:p>
          </table:table-cell>
          <table:table-cell table:style-name="ce57" table:formula="of:=[.D10]*['1Rm Tables'.$B$9]" office:value-type="float" office:value="111.552" calcext:value-type="float">
            <text:p>111.55</text:p>
          </table:table-cell>
          <table:table-cell table:formula="of:=[.H10]*[.E10]" office:value-type="float" office:value="892.416" calcext:value-type="float">
            <text:p>892.42</text:p>
          </table:table-cell>
          <table:table-cell table:style-name="ce57" table:formula="of:=[.F10]*[.G10]" office:value-type="float" office:value="3.44296296296296" calcext:value-type="float">
            <text:p>3.44</text:p>
          </table:table-cell>
          <table:table-cell table:style-name="ce55" table:formula="of:=[.E10]*[.G10]" office:value-type="float" office:value="32" calcext:value-type="float">
            <text:p>32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1]*['1Rm Tables'.$B$39]" office:value-type="float" office:value="0.7134" calcext:value-type="float">
            <text:p>0.71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0]+0.02" office:value-type="float" office:value="0.880740740740741" calcext:value-type="float">
            <text:p>0.88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1]*['1Rm Tables'.$B$9]" office:value-type="float" office:value="114.144" calcext:value-type="float">
            <text:p>114.14</text:p>
          </table:table-cell>
          <table:table-cell table:formula="of:=[.H11]*[.E11]" office:value-type="float" office:value="913.152" calcext:value-type="float">
            <text:p>913.15</text:p>
          </table:table-cell>
          <table:table-cell table:style-name="ce57" table:formula="of:=[.F11]*[.G11]" office:value-type="float" office:value="2.64222222222222" calcext:value-type="float">
            <text:p>2.64</text:p>
          </table:table-cell>
          <table:table-cell table:style-name="ce55" table:formula="of:=[.E11]*[.G11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2]*['1Rm Tables'.$B$39]" office:value-type="float" office:value="0.7296" calcext:value-type="float">
            <text:p>0.73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1]+0.02" office:value-type="float" office:value="0.900740740740741" calcext:value-type="float">
            <text:p>0.90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2]*['1Rm Tables'.$B$9]" office:value-type="float" office:value="116.736" calcext:value-type="float">
            <text:p>116.74</text:p>
          </table:table-cell>
          <table:table-cell table:formula="of:=[.H12]*[.E12]" office:value-type="float" office:value="933.888" calcext:value-type="float">
            <text:p>933.89</text:p>
          </table:table-cell>
          <table:table-cell table:style-name="ce57" table:formula="of:=[.F12]*[.G12]" office:value-type="float" office:value="2.70222222222222" calcext:value-type="float">
            <text:p>2.70</text:p>
          </table:table-cell>
          <table:table-cell table:style-name="ce55" table:formula="of:=[.E12]*[.G12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3]*['1Rm Tables'.$B$39]" office:value-type="float" office:value="0.7458" calcext:value-type="float">
            <text:p>0.75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2]+0.02" office:value-type="float" office:value="0.920740740740741" calcext:value-type="float">
            <text:p>0.92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3]*['1Rm Tables'.$B$9]" office:value-type="float" office:value="119.328" calcext:value-type="float">
            <text:p>119.33</text:p>
          </table:table-cell>
          <table:table-cell table:formula="of:=[.H13]*[.E13]" office:value-type="float" office:value="954.624" calcext:value-type="float">
            <text:p>954.62</text:p>
          </table:table-cell>
          <table:table-cell table:style-name="ce57" table:formula="of:=[.F13]*[.G13]" office:value-type="float" office:value="2.76222222222222" calcext:value-type="float">
            <text:p>2.76</text:p>
          </table:table-cell>
          <table:table-cell table:style-name="ce55" table:formula="of:=[.E13]*[.G13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6" calcext:value-type="float">
            <text:p>96.00</text:p>
          </table:table-cell>
          <table:table-cell table:formula="of:=[.H20]*[.E20]" office:value-type="float" office:value="672" calcext:value-type="float">
            <text:p>672.00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8.656" calcext:value-type="float">
            <text:p>98.66</text:p>
          </table:table-cell>
          <table:table-cell table:formula="of:=[.H21]*[.E21]" office:value-type="float" office:value="690.592" calcext:value-type="float">
            <text:p>690.59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101.312" calcext:value-type="float">
            <text:p>101.31</text:p>
          </table:table-cell>
          <table:table-cell table:formula="of:=[.H22]*[.E22]" office:value-type="float" office:value="709.184" calcext:value-type="float">
            <text:p>709.18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103.968" calcext:value-type="float">
            <text:p>103.97</text:p>
          </table:table-cell>
          <table:table-cell table:formula="of:=[.H23]*[.E23]" office:value-type="float" office:value="727.776" calcext:value-type="float">
            <text:p>727.78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6.624" calcext:value-type="float">
            <text:p>106.62</text:p>
          </table:table-cell>
          <table:table-cell table:formula="of:=[.H24]*[.E24]" office:value-type="float" office:value="746.368" calcext:value-type="float">
            <text:p>746.37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63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9.28" calcext:value-type="float">
            <text:p>109.28</text:p>
          </table:table-cell>
          <table:table-cell table:formula="of:=[.H25]*[.E25]" office:value-type="float" office:value="764.96" calcext:value-type="float">
            <text:p>764.96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not in prilepin because of reps per set</text:p>
          </table:table-cell>
          <table:table-cell table:style-name="ce58" table:formula="of:=[.F26]*['1Rm Tables'.$B$38]" office:value-type="float" office:value="0.6996" calcext:value-type="float">
            <text:p>0.7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5]+0.02" office:value-type="float" office:value="0.84289156626506" calcext:value-type="float">
            <text:p>0.8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6]*['1Rm Tables'.$B$9]" office:value-type="float" office:value="111.936" calcext:value-type="float">
            <text:p>111.94</text:p>
          </table:table-cell>
          <table:table-cell table:formula="of:=[.H26]*[.E26]" office:value-type="float" office:value="783.552" calcext:value-type="float">
            <text:p>783.55</text:p>
          </table:table-cell>
          <table:table-cell table:style-name="ce58" table:formula="of:=[.F26]*[.G26]" office:value-type="float" office:value="2.52867469879518" calcext:value-type="float">
            <text:p>2.53</text:p>
          </table:table-cell>
          <table:table-cell table:style-name="ce56" table:formula="of:=[.E26]*[.G26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7]*['1Rm Tables'.$B$38]" office:value-type="float" office:value="0.7162" calcext:value-type="float">
            <text:p>0.72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6]+0.02" office:value-type="float" office:value="0.86289156626506" calcext:value-type="float">
            <text:p>0.8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7]*['1Rm Tables'.$B$9]" office:value-type="float" office:value="114.592" calcext:value-type="float">
            <text:p>114.59</text:p>
          </table:table-cell>
          <table:table-cell table:formula="of:=[.H27]*[.E27]" office:value-type="float" office:value="802.144" calcext:value-type="float">
            <text:p>802.14</text:p>
          </table:table-cell>
          <table:table-cell table:style-name="ce58" table:formula="of:=[.F27]*[.G27]" office:value-type="float" office:value="2.58867469879518" calcext:value-type="float">
            <text:p>2.59</text:p>
          </table:table-cell>
          <table:table-cell table:style-name="ce56" table:formula="of:=[.E27]*[.G27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8]*['1Rm Tables'.$B$38]" office:value-type="float" office:value="0.7328" calcext:value-type="float">
            <text:p>0.73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7]+0.02" office:value-type="float" office:value="0.88289156626506" calcext:value-type="float">
            <text:p>0.8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8]*['1Rm Tables'.$B$9]" office:value-type="float" office:value="117.248" calcext:value-type="float">
            <text:p>117.25</text:p>
          </table:table-cell>
          <table:table-cell table:formula="of:=[.H28]*[.E28]" office:value-type="float" office:value="820.736" calcext:value-type="float">
            <text:p>820.74</text:p>
          </table:table-cell>
          <table:table-cell table:style-name="ce58" table:formula="of:=[.F28]*[.G28]" office:value-type="float" office:value="2.64867469879518" calcext:value-type="float">
            <text:p>2.65</text:p>
          </table:table-cell>
          <table:table-cell table:style-name="ce56" table:formula="of:=[.E28]*[.G28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9]*['1Rm Tables'.$B$38]" office:value-type="float" office:value="0.7494" calcext:value-type="float">
            <text:p>0.75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8]+0.02" office:value-type="float" office:value="0.90289156626506" calcext:value-type="float">
            <text:p>0.9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9]*['1Rm Tables'.$B$9]" office:value-type="float" office:value="119.904" calcext:value-type="float">
            <text:p>119.90</text:p>
          </table:table-cell>
          <table:table-cell table:formula="of:=[.H29]*[.E29]" office:value-type="float" office:value="839.328" calcext:value-type="float">
            <text:p>839.33</text:p>
          </table:table-cell>
          <table:table-cell table:style-name="ce58" table:formula="of:=[.F29]*[.G29]" office:value-type="float" office:value="2.70867469879518" calcext:value-type="float">
            <text:p>2.71</text:p>
          </table:table-cell>
          <table:table-cell table:style-name="ce56" table:formula="of:=[.E29]*[.G29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0]*['1Rm Tables'.$B$38]" office:value-type="float" office:value="0.766" calcext:value-type="float">
            <text:p>0.77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9]+0.02" office:value-type="float" office:value="0.92289156626506" calcext:value-type="float">
            <text:p>0.92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0]*['1Rm Tables'.$B$9]" office:value-type="float" office:value="122.56" calcext:value-type="float">
            <text:p>122.56</text:p>
          </table:table-cell>
          <table:table-cell table:formula="of:=[.H30]*[.E30]" office:value-type="float" office:value="857.92" calcext:value-type="float">
            <text:p>857.92</text:p>
          </table:table-cell>
          <table:table-cell table:style-name="ce58" table:formula="of:=[.F30]*[.G30]" office:value-type="float" office:value="2.76867469879518" calcext:value-type="float">
            <text:p>2.77</text:p>
          </table:table-cell>
          <table:table-cell table:style-name="ce56" table:formula="of:=[.E30]*[.G30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1]*['1Rm Tables'.$B$38]" office:value-type="float" office:value="0.7826" calcext:value-type="float">
            <text:p>0.78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0]+0.02" office:value-type="float" office:value="0.94289156626506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1]*['1Rm Tables'.$B$9]" office:value-type="float" office:value="125.216" calcext:value-type="float">
            <text:p>125.22</text:p>
          </table:table-cell>
          <table:table-cell table:formula="of:=[.H31]*[.E31]" office:value-type="float" office:value="876.512" calcext:value-type="float">
            <text:p>876.51</text:p>
          </table:table-cell>
          <table:table-cell table:style-name="ce58" table:formula="of:=[.F31]*[.G31]" office:value-type="float" office:value="2.82867469879518" calcext:value-type="float">
            <text:p>2.83</text:p>
          </table:table-cell>
          <table:table-cell table:style-name="ce56" table:formula="of:=[.E31]*[.G31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2]*['1Rm Tables'.$B$38]" office:value-type="float" office:value="0.7992" calcext:value-type="float">
            <text:p>0.8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1]+0.02" office:value-type="float" office:value="0.96289156626506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32]*['1Rm Tables'.$B$9]" office:value-type="float" office:value="127.872" calcext:value-type="float">
            <text:p>127.87</text:p>
          </table:table-cell>
          <table:table-cell table:formula="of:=[.H32]*[.E32]" office:value-type="float" office:value="895.104" calcext:value-type="float">
            <text:p>895.10</text:p>
          </table:table-cell>
          <table:table-cell table:style-name="ce58" table:formula="of:=[.F32]*[.G32]" office:value-type="float" office:value="1.92578313253012" calcext:value-type="float">
            <text:p>1.93</text:p>
          </table:table-cell>
          <table:table-cell table:style-name="ce45" table:formula="of:=[.E32]*[.G32]" office:value-type="float" office:value="14" calcext:value-type="float">
            <text:p>1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6" calcext:value-type="float">
            <text:p>96.00</text:p>
          </table:table-cell>
          <table:table-cell table:formula="of:=[.H38]*[.E38]" office:value-type="float" office:value="576" calcext:value-type="float">
            <text:p>576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8.752" calcext:value-type="float">
            <text:p>98.75</text:p>
          </table:table-cell>
          <table:table-cell table:formula="of:=[.H39]*[.E39]" office:value-type="float" office:value="592.512" calcext:value-type="float">
            <text:p>592.51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101.504" calcext:value-type="float">
            <text:p>101.50</text:p>
          </table:table-cell>
          <table:table-cell table:formula="of:=[.H40]*[.E40]" office:value-type="float" office:value="609.024" calcext:value-type="float">
            <text:p>609.02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104.256" calcext:value-type="float">
            <text:p>104.26</text:p>
          </table:table-cell>
          <table:table-cell table:formula="of:=[.H41]*[.E41]" office:value-type="float" office:value="625.536" calcext:value-type="float">
            <text:p>625.54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7.008" calcext:value-type="float">
            <text:p>107.01</text:p>
          </table:table-cell>
          <table:table-cell table:formula="of:=[.H42]*[.E42]" office:value-type="float" office:value="642.048" calcext:value-type="float">
            <text:p>642.05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9.76" calcext:value-type="float">
            <text:p>109.76</text:p>
          </table:table-cell>
          <table:table-cell table:formula="of:=[.H43]*[.E43]" office:value-type="float" office:value="658.56" calcext:value-type="float">
            <text:p>658.56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12.512" calcext:value-type="float">
            <text:p>112.51</text:p>
          </table:table-cell>
          <table:table-cell table:formula="of:=[.H44]*[.E44]" office:value-type="float" office:value="675.072" calcext:value-type="float">
            <text:p>675.07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6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5.264" calcext:value-type="float">
            <text:p>115.26</text:p>
          </table:table-cell>
          <table:table-cell table:formula="of:=[.H45]*[.E45]" office:value-type="float" office:value="691.584" calcext:value-type="float">
            <text:p>691.58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6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8.016" calcext:value-type="float">
            <text:p>118.02</text:p>
          </table:table-cell>
          <table:table-cell table:formula="of:=[.H46]*[.E46]" office:value-type="float" office:value="708.096" calcext:value-type="float">
            <text:p>708.10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6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20.768" calcext:value-type="float">
            <text:p>120.77</text:p>
          </table:table-cell>
          <table:table-cell table:formula="of:=[.H47]*[.E47]" office:value-type="float" office:value="724.608" calcext:value-type="float">
            <text:p>724.61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6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23.52" calcext:value-type="float">
            <text:p>123.52</text:p>
          </table:table-cell>
          <table:table-cell table:formula="of:=[.H48]*[.E48]" office:value-type="float" office:value="741.12" calcext:value-type="float">
            <text:p>741.12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6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6.272" calcext:value-type="float">
            <text:p>126.27</text:p>
          </table:table-cell>
          <table:table-cell table:formula="of:=[.H49]*[.E49]" office:value-type="float" office:value="757.632" calcext:value-type="float">
            <text:p>757.6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6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9.024" calcext:value-type="float">
            <text:p>129.02</text:p>
          </table:table-cell>
          <table:table-cell table:formula="of:=[.H50]*[.E50]" office:value-type="float" office:value="774.144" calcext:value-type="float">
            <text:p>774.14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1]*['1Rm Tables'.$B$37]" office:value-type="float" office:value="0.8236" calcext:value-type="float">
            <text:p>0.82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0]+0.02" office:value-type="float" office:value="0.957674418604652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1]*['1Rm Tables'.$B$9]" office:value-type="float" office:value="131.776" calcext:value-type="float">
            <text:p>131.78</text:p>
          </table:table-cell>
          <table:table-cell table:formula="of:=[.H51]*[.E51]" office:value-type="float" office:value="790.656" calcext:value-type="float">
            <text:p>790.66</text:p>
          </table:table-cell>
          <table:table-cell table:style-name="ce58" table:formula="of:=[.F51]*[.G51]" office:value-type="float" office:value="1.9153488372093" calcext:value-type="float">
            <text:p>1.92</text:p>
          </table:table-cell>
          <table:table-cell table:style-name="ce45" table:formula="of:=[.E51]*[.G51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2]*['1Rm Tables'.$B$37]" office:value-type="float" office:value="0.8408" calcext:value-type="float">
            <text:p>0.84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1]+0.02" office:value-type="float" office:value="0.977674418604651" calcext:value-type="float">
            <text:p>0.98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2]*['1Rm Tables'.$B$9]" office:value-type="float" office:value="134.528" calcext:value-type="float">
            <text:p>134.53</text:p>
          </table:table-cell>
          <table:table-cell table:formula="of:=[.H52]*[.E52]" office:value-type="float" office:value="807.168" calcext:value-type="float">
            <text:p>807.17</text:p>
          </table:table-cell>
          <table:table-cell table:style-name="ce58" table:formula="of:=[.F52]*[.G52]" office:value-type="float" office:value="1.9553488372093" calcext:value-type="float">
            <text:p>1.96</text:p>
          </table:table-cell>
          <table:table-cell table:style-name="ce45" table:formula="of:=[.E52]*[.G52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3]*['1Rm Tables'.$B$37]" office:value-type="float" office:value="0.858" calcext:value-type="float">
            <text:p>0.86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2]+0.02" office:value-type="float" office:value="0.997674418604652" calcext:value-type="float">
            <text:p>1.00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3]*['1Rm Tables'.$B$9]" office:value-type="float" office:value="137.28" calcext:value-type="float">
            <text:p>137.28</text:p>
          </table:table-cell>
          <table:table-cell table:formula="of:=[.H53]*[.E53]" office:value-type="float" office:value="823.68" calcext:value-type="float">
            <text:p>823.68</text:p>
          </table:table-cell>
          <table:table-cell table:style-name="ce58" table:formula="of:=[.F53]*[.G53]" office:value-type="float" office:value="1.9953488372093" calcext:value-type="float">
            <text:p>2.00</text:p>
          </table:table-cell>
          <table:table-cell table:style-name="ce45" table:formula="of:=[.E53]*[.G53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4]*['1Rm Tables'.$B$37]" office:value-type="float" office:value="0.8752" calcext:value-type="float">
            <text:p>0.88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3]+0.02" office:value-type="float" office:value="1.01767441860465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4]*['1Rm Tables'.$B$9]" office:value-type="float" office:value="140.032" calcext:value-type="float">
            <text:p>140.03</text:p>
          </table:table-cell>
          <table:table-cell table:formula="of:=[.H54]*[.E54]" office:value-type="float" office:value="840.192" calcext:value-type="float">
            <text:p>840.19</text:p>
          </table:table-cell>
          <table:table-cell table:style-name="ce58" table:formula="of:=[.F54]*[.G54]" office:value-type="float" office:value="2.0353488372093" calcext:value-type="float">
            <text:p>2.04</text:p>
          </table:table-cell>
          <table:table-cell table:style-name="ce45" table:formula="of:=[.E54]*[.G54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5]*['1Rm Tables'.$B$37]" office:value-type="float" office:value="0.8924" calcext:value-type="float">
            <text:p>0.89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4]+0.02" office:value-type="float" office:value="1.03767441860465" calcext:value-type="float">
            <text:p>1.04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5]*['1Rm Tables'.$B$9]" office:value-type="float" office:value="142.784" calcext:value-type="float">
            <text:p>142.78</text:p>
          </table:table-cell>
          <table:table-cell table:formula="of:=[.H55]*[.E55]" office:value-type="float" office:value="856.704" calcext:value-type="float">
            <text:p>856.70</text:p>
          </table:table-cell>
          <table:table-cell table:style-name="ce58" table:formula="of:=[.F55]*[.G55]" office:value-type="float" office:value="2.0753488372093" calcext:value-type="float">
            <text:p>2.08</text:p>
          </table:table-cell>
          <table:table-cell table:style-name="ce45" table:formula="of:=[.E55]*[.G55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6" calcext:value-type="float">
            <text:p>96.00</text:p>
          </table:table-cell>
          <table:table-cell table:formula="of:=[.H64]*[.E64]" office:value-type="float" office:value="480" calcext:value-type="float">
            <text:p>480.00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6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8.816" calcext:value-type="float">
            <text:p>98.82</text:p>
          </table:table-cell>
          <table:table-cell table:formula="of:=[.H65]*[.E65]" office:value-type="float" office:value="494.08" calcext:value-type="float">
            <text:p>494.0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6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101.632" calcext:value-type="float">
            <text:p>101.63</text:p>
          </table:table-cell>
          <table:table-cell table:formula="of:=[.H66]*[.E66]" office:value-type="float" office:value="508.16" calcext:value-type="float">
            <text:p>508.16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6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104.448" calcext:value-type="float">
            <text:p>104.45</text:p>
          </table:table-cell>
          <table:table-cell table:formula="of:=[.H67]*[.E67]" office:value-type="float" office:value="522.24" calcext:value-type="float">
            <text:p>522.24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6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7.264" calcext:value-type="float">
            <text:p>107.26</text:p>
          </table:table-cell>
          <table:table-cell table:formula="of:=[.H68]*[.E68]" office:value-type="float" office:value="536.32" calcext:value-type="float">
            <text:p>536.32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6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10.08" calcext:value-type="float">
            <text:p>110.08</text:p>
          </table:table-cell>
          <table:table-cell table:formula="of:=[.H69]*[.E69]" office:value-type="float" office:value="550.4" calcext:value-type="float">
            <text:p>550.40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6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12.896" calcext:value-type="float">
            <text:p>112.90</text:p>
          </table:table-cell>
          <table:table-cell table:formula="of:=[.H70]*[.E70]" office:value-type="float" office:value="564.48" calcext:value-type="float">
            <text:p>564.48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6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5.712" calcext:value-type="float">
            <text:p>115.71</text:p>
          </table:table-cell>
          <table:table-cell table:formula="of:=[.H71]*[.E71]" office:value-type="float" office:value="578.56" calcext:value-type="float">
            <text:p>578.56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6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8.528" calcext:value-type="float">
            <text:p>118.53</text:p>
          </table:table-cell>
          <table:table-cell table:formula="of:=[.H72]*[.E72]" office:value-type="float" office:value="592.64" calcext:value-type="float">
            <text:p>592.64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6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21.344" calcext:value-type="float">
            <text:p>121.34</text:p>
          </table:table-cell>
          <table:table-cell table:formula="of:=[.H73]*[.E73]" office:value-type="float" office:value="606.72" calcext:value-type="float">
            <text:p>606.72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6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24.16" calcext:value-type="float">
            <text:p>124.16</text:p>
          </table:table-cell>
          <table:table-cell table:formula="of:=[.H74]*[.E74]" office:value-type="float" office:value="620.8" calcext:value-type="float">
            <text:p>620.80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6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6.976" calcext:value-type="float">
            <text:p>126.98</text:p>
          </table:table-cell>
          <table:table-cell table:formula="of:=[.H75]*[.E75]" office:value-type="float" office:value="634.88" calcext:value-type="float">
            <text:p>634.88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6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9.792" calcext:value-type="float">
            <text:p>129.79</text:p>
          </table:table-cell>
          <table:table-cell table:formula="of:=[.H76]*[.E76]" office:value-type="float" office:value="648.96" calcext:value-type="float">
            <text:p>648.96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6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7]*['1Rm Tables'.$B$36]" office:value-type="float" office:value="0.8288" calcext:value-type="float">
            <text:p>0.83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6]+0.02" office:value-type="float" office:value="0.941818181818182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7]*['1Rm Tables'.$B$9]" office:value-type="float" office:value="132.608" calcext:value-type="float">
            <text:p>132.61</text:p>
          </table:table-cell>
          <table:table-cell table:formula="of:=[.H77]*[.E77]" office:value-type="float" office:value="663.04" calcext:value-type="float">
            <text:p>663.04</text:p>
          </table:table-cell>
          <table:table-cell table:style-name="ce58" table:formula="of:=[.F77]*[.G77]" office:value-type="float" office:value="2.82545454545455" calcext:value-type="float">
            <text:p>2.83</text:p>
          </table:table-cell>
          <table:table-cell table:style-name="ce56" table:formula="of:=[.E77]*[.G77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8]*['1Rm Tables'.$B$36]" office:value-type="float" office:value="0.8464" calcext:value-type="float">
            <text:p>0.85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7]+0.02" office:value-type="float" office:value="0.961818181818182" calcext:value-type="float">
            <text:p>0.9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8]*['1Rm Tables'.$B$9]" office:value-type="float" office:value="135.424" calcext:value-type="float">
            <text:p>135.42</text:p>
          </table:table-cell>
          <table:table-cell table:formula="of:=[.H78]*[.E78]" office:value-type="float" office:value="677.12" calcext:value-type="float">
            <text:p>677.12</text:p>
          </table:table-cell>
          <table:table-cell table:style-name="ce58" table:formula="of:=[.F78]*[.G78]" office:value-type="float" office:value="2.88545454545455" calcext:value-type="float">
            <text:p>2.89</text:p>
          </table:table-cell>
          <table:table-cell table:style-name="ce56" table:formula="of:=[.E78]*[.G78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9]*['1Rm Tables'.$B$36]" office:value-type="float" office:value="0.864" calcext:value-type="float">
            <text:p>0.86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8]+0.02" office:value-type="float" office:value="0.981818181818182" calcext:value-type="float">
            <text:p>0.9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9]*['1Rm Tables'.$B$9]" office:value-type="float" office:value="138.24" calcext:value-type="float">
            <text:p>138.24</text:p>
          </table:table-cell>
          <table:table-cell table:formula="of:=[.H79]*[.E79]" office:value-type="float" office:value="691.2" calcext:value-type="float">
            <text:p>691.20</text:p>
          </table:table-cell>
          <table:table-cell table:style-name="ce58" table:formula="of:=[.F79]*[.G79]" office:value-type="float" office:value="2.94545454545455" calcext:value-type="float">
            <text:p>2.95</text:p>
          </table:table-cell>
          <table:table-cell table:style-name="ce56" table:formula="of:=[.E79]*[.G79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0]*['1Rm Tables'.$B$36]" office:value-type="float" office:value="0.8816" calcext:value-type="float">
            <text:p>0.88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9]+0.02" office:value-type="float" office:value="1.00181818181818" calcext:value-type="float">
            <text:p>1.0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80]*['1Rm Tables'.$B$9]" office:value-type="float" office:value="141.056" calcext:value-type="float">
            <text:p>141.06</text:p>
          </table:table-cell>
          <table:table-cell table:formula="of:=[.H80]*[.E80]" office:value-type="float" office:value="705.28" calcext:value-type="float">
            <text:p>705.28</text:p>
          </table:table-cell>
          <table:table-cell table:style-name="ce58" table:formula="of:=[.F80]*[.G80]" office:value-type="float" office:value="3.00545454545455" calcext:value-type="float">
            <text:p>3.01</text:p>
          </table:table-cell>
          <table:table-cell table:style-name="ce56" table:formula="of:=[.E80]*[.G80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1]*['1Rm Tables'.$B$36]" office:value-type="float" office:value="0.8992" calcext:value-type="float">
            <text:p>0.90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80]+0.02" office:value-type="float" office:value="1.02181818181818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81]*['1Rm Tables'.$B$9]" office:value-type="float" office:value="143.872" calcext:value-type="float">
            <text:p>143.87</text:p>
          </table:table-cell>
          <table:table-cell table:formula="of:=[.H81]*[.E81]" office:value-type="float" office:value="719.36" calcext:value-type="float">
            <text:p>719.36</text:p>
          </table:table-cell>
          <table:table-cell table:style-name="ce58" table:formula="of:=[.F81]*[.G81]" office:value-type="float" office:value="2.04363636363636" calcext:value-type="float">
            <text:p>2.04</text:p>
          </table:table-cell>
          <table:table-cell table:style-name="ce45" table:formula="of:=[.E81]*[.G81]" office:value-type="float" office:value="10" calcext:value-type="float">
            <text:p>10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6" calcext:value-type="float">
            <text:p>96.00</text:p>
          </table:table-cell>
          <table:table-cell table:formula="of:=[.H90]*[.E90]" office:value-type="float" office:value="384" calcext:value-type="float">
            <text:p>384.00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8.88" calcext:value-type="float">
            <text:p>98.88</text:p>
          </table:table-cell>
          <table:table-cell table:formula="of:=[.H91]*[.E91]" office:value-type="float" office:value="395.52" calcext:value-type="float">
            <text:p>395.52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101.76" calcext:value-type="float">
            <text:p>101.76</text:p>
          </table:table-cell>
          <table:table-cell table:formula="of:=[.H92]*[.E92]" office:value-type="float" office:value="407.04" calcext:value-type="float">
            <text:p>407.04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104.64" calcext:value-type="float">
            <text:p>104.64</text:p>
          </table:table-cell>
          <table:table-cell table:formula="of:=[.H93]*[.E93]" office:value-type="float" office:value="418.56" calcext:value-type="float">
            <text:p>418.56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7.52" calcext:value-type="float">
            <text:p>107.52</text:p>
          </table:table-cell>
          <table:table-cell table:formula="of:=[.H94]*[.E94]" office:value-type="float" office:value="430.08" calcext:value-type="float">
            <text:p>430.08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10.4" calcext:value-type="float">
            <text:p>110.40</text:p>
          </table:table-cell>
          <table:table-cell table:formula="of:=[.H95]*[.E95]" office:value-type="float" office:value="441.6" calcext:value-type="float">
            <text:p>441.60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13.28" calcext:value-type="float">
            <text:p>113.28</text:p>
          </table:table-cell>
          <table:table-cell table:formula="of:=[.H96]*[.E96]" office:value-type="float" office:value="453.12" calcext:value-type="float">
            <text:p>453.12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6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6.16" calcext:value-type="float">
            <text:p>116.16</text:p>
          </table:table-cell>
          <table:table-cell table:formula="of:=[.H97]*[.E97]" office:value-type="float" office:value="464.64" calcext:value-type="float">
            <text:p>464.64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6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9.04" calcext:value-type="float">
            <text:p>119.04</text:p>
          </table:table-cell>
          <table:table-cell table:formula="of:=[.H98]*[.E98]" office:value-type="float" office:value="476.16" calcext:value-type="float">
            <text:p>476.16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6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21.92" calcext:value-type="float">
            <text:p>121.92</text:p>
          </table:table-cell>
          <table:table-cell table:formula="of:=[.H99]*[.E99]" office:value-type="float" office:value="487.68" calcext:value-type="float">
            <text:p>487.68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6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24.8" calcext:value-type="float">
            <text:p>124.80</text:p>
          </table:table-cell>
          <table:table-cell table:formula="of:=[.H100]*[.E100]" office:value-type="float" office:value="499.2" calcext:value-type="float">
            <text:p>499.20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6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7.68" calcext:value-type="float">
            <text:p>127.68</text:p>
          </table:table-cell>
          <table:table-cell table:formula="of:=[.H101]*[.E101]" office:value-type="float" office:value="510.72" calcext:value-type="float">
            <text:p>510.72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6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2]*['1Rm Tables'.$B$35]" office:value-type="float" office:value="0.816" calcext:value-type="float">
            <text:p>0.82</text:p>
          </table:table-cell>
          <table:table-cell table:style-name="ce60" office:value-type="float" office:value="4" calcext:value-type="float">
            <text:p>4</text:p>
          </table:table-cell>
          <table:table-cell table:style-name="ce63" table:formula="of:=[.F101]+0.02" office:value-type="float" office:value="0.906666666666667" calcext:value-type="float">
            <text:p>0.9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2]*['1Rm Tables'.$B$9]" office:value-type="float" office:value="130.56" calcext:value-type="float">
            <text:p>130.56</text:p>
          </table:table-cell>
          <table:table-cell table:style-name="ce58" table:formula="of:=[.H102]*[.E102]" office:value-type="float" office:value="522.24" calcext:value-type="float">
            <text:p>522.24</text:p>
          </table:table-cell>
          <table:table-cell table:style-name="ce58" table:formula="of:=[.F102]*[.G102]" office:value-type="float" office:value="1.81333333333333" calcext:value-type="float">
            <text:p>1.81</text:p>
          </table:table-cell>
          <table:table-cell table:style-name="ce45" table:formula="of:=[.E102]*[.G102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3]*['1Rm Tables'.$B$35]" office:value-type="float" office:value="0.834" calcext:value-type="float">
            <text:p>0.83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2]+0.02" office:value-type="float" office:value="0.926666666666667" calcext:value-type="float">
            <text:p>0.93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3]*['1Rm Tables'.$B$9]" office:value-type="float" office:value="133.44" calcext:value-type="float">
            <text:p>133.44</text:p>
          </table:table-cell>
          <table:table-cell table:style-name="ce58" table:formula="of:=[.H103]*[.E103]" office:value-type="float" office:value="533.76" calcext:value-type="float">
            <text:p>533.76</text:p>
          </table:table-cell>
          <table:table-cell table:style-name="ce58" table:formula="of:=[.F103]*[.G103]" office:value-type="float" office:value="1.85333333333333" calcext:value-type="float">
            <text:p>1.85</text:p>
          </table:table-cell>
          <table:table-cell table:style-name="ce45" table:formula="of:=[.E103]*[.G103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4]*['1Rm Tables'.$B$35]" office:value-type="float" office:value="0.852" calcext:value-type="float">
            <text:p>0.85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3]+0.02" office:value-type="float" office:value="0.946666666666667" calcext:value-type="float">
            <text:p>0.95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4]*['1Rm Tables'.$B$9]" office:value-type="float" office:value="136.32" calcext:value-type="float">
            <text:p>136.32</text:p>
          </table:table-cell>
          <table:table-cell table:style-name="ce58" table:formula="of:=[.H104]*[.E104]" office:value-type="float" office:value="545.28" calcext:value-type="float">
            <text:p>545.28</text:p>
          </table:table-cell>
          <table:table-cell table:style-name="ce58" table:formula="of:=[.F104]*[.G104]" office:value-type="float" office:value="1.89333333333333" calcext:value-type="float">
            <text:p>1.89</text:p>
          </table:table-cell>
          <table:table-cell table:style-name="ce45" table:formula="of:=[.E104]*[.G104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5]*['1Rm Tables'.$B$35]" office:value-type="float" office:value="0.87" calcext:value-type="float">
            <text:p>0.87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4]+0.02" office:value-type="float" office:value="0.966666666666667" calcext:value-type="float">
            <text:p>0.9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5]*['1Rm Tables'.$B$9]" office:value-type="float" office:value="139.2" calcext:value-type="float">
            <text:p>139.20</text:p>
          </table:table-cell>
          <table:table-cell table:style-name="ce58" table:formula="of:=[.H105]*[.E105]" office:value-type="float" office:value="556.8" calcext:value-type="float">
            <text:p>556.80</text:p>
          </table:table-cell>
          <table:table-cell table:style-name="ce58" table:formula="of:=[.F105]*[.G105]" office:value-type="float" office:value="0.966666666666667" calcext:value-type="float">
            <text:p>0.97</text:p>
          </table:table-cell>
          <table:table-cell table:style-name="ce45" table:formula="of:=[.E105]*[.G105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6]*['1Rm Tables'.$B$35]" office:value-type="float" office:value="0.888" calcext:value-type="float">
            <text:p>0.89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5]+0.02" office:value-type="float" office:value="0.986666666666667" calcext:value-type="float">
            <text:p>0.9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6]*['1Rm Tables'.$B$9]" office:value-type="float" office:value="142.08" calcext:value-type="float">
            <text:p>142.08</text:p>
          </table:table-cell>
          <table:table-cell table:style-name="ce58" table:formula="of:=[.H106]*[.E106]" office:value-type="float" office:value="568.32" calcext:value-type="float">
            <text:p>568.32</text:p>
          </table:table-cell>
          <table:table-cell table:style-name="ce58" table:formula="of:=[.F106]*[.G106]" office:value-type="float" office:value="0.986666666666667" calcext:value-type="float">
            <text:p>0.99</text:p>
          </table:table-cell>
          <table:table-cell table:style-name="ce45" table:formula="of:=[.E106]*[.G106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7]*['1Rm Tables'.$B$35]" office:value-type="float" office:value="0.906" calcext:value-type="float">
            <text:p>0.9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6]+0.02" office:value-type="float" office:value="1.00666666666667" calcext:value-type="float">
            <text:p>1.0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7]*['1Rm Tables'.$B$9]" office:value-type="float" office:value="144.96" calcext:value-type="float">
            <text:p>144.96</text:p>
          </table:table-cell>
          <table:table-cell table:style-name="ce58" table:formula="of:=[.H107]*[.E107]" office:value-type="float" office:value="579.84" calcext:value-type="float">
            <text:p>579.84</text:p>
          </table:table-cell>
          <table:table-cell table:style-name="ce58" table:formula="of:=[.F107]*[.G107]" office:value-type="float" office:value="1.00666666666667" calcext:value-type="float">
            <text:p>1.01</text:p>
          </table:table-cell>
          <table:table-cell table:style-name="ce45" table:formula="of:=[.E107]*[.G107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8]*['1Rm Tables'.$B$35]" office:value-type="float" office:value="0.924" calcext:value-type="float">
            <text:p>0.92</text:p>
          </table:table-cell>
          <table:table-cell table:style-name="ce60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8]*['1Rm Tables'.$B$9]" office:value-type="float" office:value="147.84" calcext:value-type="float">
            <text:p>147.84</text:p>
          </table:table-cell>
          <table:table-cell table:formula="of:=[.H108]*[.E108]" office:value-type="float" office:value="591.36" calcext:value-type="float">
            <text:p>591.36</text:p>
          </table:table-cell>
          <table:table-cell table:style-name="ce58" table:formula="of:=[.F108]*[.G108]" office:value-type="float" office:value="1.02666666666667" calcext:value-type="float">
            <text:p>1.03</text:p>
          </table:table-cell>
          <table:table-cell table:style-name="ce45" table:formula="of:=[.E108]*[.G108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9]*['1Rm Tables'.$B$35]" office:value-type="float" office:value="0.942" calcext:value-type="float">
            <text:p>0.94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8]+0.02" office:value-type="float" office:value="1.04666666666667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9]*['1Rm Tables'.$B$9]" office:value-type="float" office:value="150.72" calcext:value-type="float">
            <text:p>150.72</text:p>
          </table:table-cell>
          <table:table-cell table:formula="of:=[.H109]*[.E109]" office:value-type="float" office:value="602.88" calcext:value-type="float">
            <text:p>602.88</text:p>
          </table:table-cell>
          <table:table-cell table:style-name="ce58" table:formula="of:=[.F109]*[.G109]" office:value-type="float" office:value="1.04666666666667" calcext:value-type="float">
            <text:p>1.05</text:p>
          </table:table-cell>
          <table:table-cell table:style-name="ce45" table:formula="of:=[.E109]*[.G109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0]*['1Rm Tables'.$B$35]" office:value-type="float" office:value="0.96" calcext:value-type="float">
            <text:p>0.96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9]+0.02" office:value-type="float" office:value="1.06666666666667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0]*['1Rm Tables'.$B$9]" office:value-type="float" office:value="153.6" calcext:value-type="float">
            <text:p>153.60</text:p>
          </table:table-cell>
          <table:table-cell table:formula="of:=[.H110]*[.E110]" office:value-type="float" office:value="614.4" calcext:value-type="float">
            <text:p>614.40</text:p>
          </table:table-cell>
          <table:table-cell table:style-name="ce58" table:formula="of:=[.F110]*[.G110]" office:value-type="float" office:value="1.06666666666667" calcext:value-type="float">
            <text:p>1.07</text:p>
          </table:table-cell>
          <table:table-cell table:style-name="ce45" table:formula="of:=[.E110]*[.G110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1]*['1Rm Tables'.$B$35]" office:value-type="float" office:value="0.978" calcext:value-type="float">
            <text:p>0.98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0]+0.02" office:value-type="float" office:value="1.08666666666667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1]*['1Rm Tables'.$B$9]" office:value-type="float" office:value="156.48" calcext:value-type="float">
            <text:p>156.48</text:p>
          </table:table-cell>
          <table:table-cell table:formula="of:=[.H111]*[.E111]" office:value-type="float" office:value="625.92" calcext:value-type="float">
            <text:p>625.92</text:p>
          </table:table-cell>
          <table:table-cell table:style-name="ce58" table:formula="of:=[.F111]*[.G111]" office:value-type="float" office:value="1.08666666666667" calcext:value-type="float">
            <text:p>1.09</text:p>
          </table:table-cell>
          <table:table-cell table:style-name="ce45" table:formula="of:=[.E111]*[.G111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2]*['1Rm Tables'.$B$35]" office:value-type="float" office:value="0.996" calcext:value-type="float">
            <text:p>1.00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1]+0.02" office:value-type="float" office:value="1.10666666666667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2]*['1Rm Tables'.$B$9]" office:value-type="float" office:value="159.36" calcext:value-type="float">
            <text:p>159.36</text:p>
          </table:table-cell>
          <table:table-cell table:formula="of:=[.H112]*[.E112]" office:value-type="float" office:value="637.44" calcext:value-type="float">
            <text:p>637.44</text:p>
          </table:table-cell>
          <table:table-cell table:style-name="ce58" table:formula="of:=[.F112]*[.G112]" office:value-type="float" office:value="1.10666666666667" calcext:value-type="float">
            <text:p>1.11</text:p>
          </table:table-cell>
          <table:table-cell table:style-name="ce45" table:formula="of:=[.E112]*[.G112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3]*['1Rm Tables'.$B$35]" office:value-type="float" office:value="1.014" calcext:value-type="float">
            <text:p>1.0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2]+0.02" office:value-type="float" office:value="1.12666666666667" calcext:value-type="float">
            <text:p>1.1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3]*['1Rm Tables'.$B$9]" office:value-type="float" office:value="162.24" calcext:value-type="float">
            <text:p>162.24</text:p>
          </table:table-cell>
          <table:table-cell table:formula="of:=[.H113]*[.E113]" office:value-type="float" office:value="648.96" calcext:value-type="float">
            <text:p>648.96</text:p>
          </table:table-cell>
          <table:table-cell table:style-name="ce58" table:formula="of:=[.F113]*[.G113]" office:value-type="float" office:value="1.12666666666667" calcext:value-type="float">
            <text:p>1.13</text:p>
          </table:table-cell>
          <table:table-cell table:style-name="ce45" table:formula="of:=[.E113]*[.G113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6" calcext:value-type="float">
            <text:p>96.00</text:p>
          </table:table-cell>
          <table:table-cell table:formula="of:=[.H120]*[.E120]" office:value-type="float" office:value="288" calcext:value-type="float">
            <text:p>288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8.976" calcext:value-type="float">
            <text:p>98.98</text:p>
          </table:table-cell>
          <table:table-cell table:formula="of:=[.H121]*[.E121]" office:value-type="float" office:value="296.928" calcext:value-type="float">
            <text:p>296.9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101.952" calcext:value-type="float">
            <text:p>101.95</text:p>
          </table:table-cell>
          <table:table-cell table:formula="of:=[.H122]*[.E122]" office:value-type="float" office:value="305.856" calcext:value-type="float">
            <text:p>305.86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4.928" calcext:value-type="float">
            <text:p>104.93</text:p>
          </table:table-cell>
          <table:table-cell table:formula="of:=[.H123]*[.E123]" office:value-type="float" office:value="314.784" calcext:value-type="float">
            <text:p>314.7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7.904" calcext:value-type="float">
            <text:p>107.90</text:p>
          </table:table-cell>
          <table:table-cell table:formula="of:=[.H124]*[.E124]" office:value-type="float" office:value="323.712" calcext:value-type="float">
            <text:p>323.71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10.88" calcext:value-type="float">
            <text:p>110.88</text:p>
          </table:table-cell>
          <table:table-cell table:formula="of:=[.H125]*[.E125]" office:value-type="float" office:value="332.64" calcext:value-type="float">
            <text:p>332.64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13.856" calcext:value-type="float">
            <text:p>113.86</text:p>
          </table:table-cell>
          <table:table-cell table:formula="of:=[.H126]*[.E126]" office:value-type="float" office:value="341.568" calcext:value-type="float">
            <text:p>341.57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6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6.832" calcext:value-type="float">
            <text:p>116.83</text:p>
          </table:table-cell>
          <table:table-cell table:formula="of:=[.H127]*[.E127]" office:value-type="float" office:value="350.496" calcext:value-type="float">
            <text:p>350.50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6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63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9.808" calcext:value-type="float">
            <text:p>119.81</text:p>
          </table:table-cell>
          <table:table-cell table:formula="of:=[.H128]*[.E128]" office:value-type="float" office:value="359.424" calcext:value-type="float">
            <text:p>359.42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6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63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22.784" calcext:value-type="float">
            <text:p>122.78</text:p>
          </table:table-cell>
          <table:table-cell table:formula="of:=[.H129]*[.E129]" office:value-type="float" office:value="368.352" calcext:value-type="float">
            <text:p>368.35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6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63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5.76" calcext:value-type="float">
            <text:p>125.76</text:p>
          </table:table-cell>
          <table:table-cell table:formula="of:=[.H130]*[.E130]" office:value-type="float" office:value="377.28" calcext:value-type="float">
            <text:p>377.28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6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8.736" calcext:value-type="float">
            <text:p>128.74</text:p>
          </table:table-cell>
          <table:table-cell table:formula="of:=[.H131]*[.E131]" office:value-type="float" office:value="386.208" calcext:value-type="float">
            <text:p>386.21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6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31.712" calcext:value-type="float">
            <text:p>131.71</text:p>
          </table:table-cell>
          <table:table-cell table:formula="of:=[.H132]*[.E132]" office:value-type="float" office:value="395.136" calcext:value-type="float">
            <text:p>395.14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6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34.688" calcext:value-type="float">
            <text:p>134.69</text:p>
          </table:table-cell>
          <table:table-cell table:formula="of:=[.H133]*[.E133]" office:value-type="float" office:value="404.064" calcext:value-type="float">
            <text:p>404.06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6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7.664" calcext:value-type="float">
            <text:p>137.66</text:p>
          </table:table-cell>
          <table:table-cell table:formula="of:=[.H134]*[.E134]" office:value-type="float" office:value="412.992" calcext:value-type="float">
            <text:p>412.99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6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40.64" calcext:value-type="float">
            <text:p>140.64</text:p>
          </table:table-cell>
          <table:table-cell table:formula="of:=[.H135]*[.E135]" office:value-type="float" office:value="421.92" calcext:value-type="float">
            <text:p>421.92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6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43.616" calcext:value-type="float">
            <text:p>143.62</text:p>
          </table:table-cell>
          <table:table-cell table:formula="of:=[.H136]*[.E136]" office:value-type="float" office:value="430.848" calcext:value-type="float">
            <text:p>430.85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6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46.592" calcext:value-type="float">
            <text:p>146.59</text:p>
          </table:table-cell>
          <table:table-cell table:formula="of:=[.H137]*[.E137]" office:value-type="float" office:value="439.776" calcext:value-type="float">
            <text:p>439.78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6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8]*['1Rm Tables'.$B$34]" office:value-type="float" office:value="0.9348" calcext:value-type="float">
            <text:p>0.9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7]+0.02" office:value-type="float" office:value="1.00516129032258" calcext:value-type="float">
            <text:p>1.0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38]*['1Rm Tables'.$B$9]" office:value-type="float" office:value="149.568" calcext:value-type="float">
            <text:p>149.57</text:p>
          </table:table-cell>
          <table:table-cell table:formula="of:=[.H138]*[.E138]" office:value-type="float" office:value="448.704" calcext:value-type="float">
            <text:p>448.70</text:p>
          </table:table-cell>
          <table:table-cell table:style-name="ce58" table:formula="of:=[.F138]*[.G138]" office:value-type="float" office:value="2.01032258064516" calcext:value-type="float">
            <text:p>2.01</text:p>
          </table:table-cell>
          <table:table-cell table:style-name="ce45" table:formula="of:=[.E138]*[.G138]" office:value-type="float" office:value="6" calcext:value-type="float">
            <text:p>6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9]*['1Rm Tables'.$B$34]" office:value-type="float" office:value="0.9534" calcext:value-type="float">
            <text:p>0.95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8]+0.02" office:value-type="float" office:value="1.02516129032258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39]*['1Rm Tables'.$B$9]" office:value-type="float" office:value="152.544" calcext:value-type="float">
            <text:p>152.54</text:p>
          </table:table-cell>
          <table:table-cell table:formula="of:=[.H139]*[.E139]" office:value-type="float" office:value="457.632" calcext:value-type="float">
            <text:p>457.63</text:p>
          </table:table-cell>
          <table:table-cell table:style-name="ce58" table:formula="of:=[.F139]*[.G139]" office:value-type="float" office:value="1.02516129032258" calcext:value-type="float">
            <text:p>1.03</text:p>
          </table:table-cell>
          <table:table-cell table:style-name="ce45" table:formula="of:=[.E139]*[.G139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0]*['1Rm Tables'.$B$34]" office:value-type="float" office:value="0.972" calcext:value-type="float">
            <text:p>0.97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9]+0.02" office:value-type="float" office:value="1.04516129032258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0]*['1Rm Tables'.$B$9]" office:value-type="float" office:value="155.52" calcext:value-type="float">
            <text:p>155.52</text:p>
          </table:table-cell>
          <table:table-cell table:formula="of:=[.H140]*[.E140]" office:value-type="float" office:value="466.56" calcext:value-type="float">
            <text:p>466.56</text:p>
          </table:table-cell>
          <table:table-cell table:style-name="ce58" table:formula="of:=[.F140]*[.G140]" office:value-type="float" office:value="1.04516129032258" calcext:value-type="float">
            <text:p>1.05</text:p>
          </table:table-cell>
          <table:table-cell table:style-name="ce45" table:formula="of:=[.E140]*[.G140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1]*['1Rm Tables'.$B$34]" office:value-type="float" office:value="0.9906" calcext:value-type="float">
            <text:p>0.99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0]+0.02" office:value-type="float" office:value="1.06516129032258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1]*['1Rm Tables'.$B$9]" office:value-type="float" office:value="158.496" calcext:value-type="float">
            <text:p>158.50</text:p>
          </table:table-cell>
          <table:table-cell table:formula="of:=[.H141]*[.E141]" office:value-type="float" office:value="475.488" calcext:value-type="float">
            <text:p>475.49</text:p>
          </table:table-cell>
          <table:table-cell table:style-name="ce58" table:formula="of:=[.F141]*[.G141]" office:value-type="float" office:value="1.06516129032258" calcext:value-type="float">
            <text:p>1.07</text:p>
          </table:table-cell>
          <table:table-cell table:style-name="ce45" table:formula="of:=[.E141]*[.G141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2]*['1Rm Tables'.$B$34]" office:value-type="float" office:value="1.0092" calcext:value-type="float">
            <text:p>1.01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1]+0.02" office:value-type="float" office:value="1.08516129032258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2]*['1Rm Tables'.$B$9]" office:value-type="float" office:value="161.472" calcext:value-type="float">
            <text:p>161.47</text:p>
          </table:table-cell>
          <table:table-cell table:formula="of:=[.H142]*[.E142]" office:value-type="float" office:value="484.416" calcext:value-type="float">
            <text:p>484.42</text:p>
          </table:table-cell>
          <table:table-cell table:style-name="ce58" table:formula="of:=[.F142]*[.G142]" office:value-type="float" office:value="1.08516129032258" calcext:value-type="float">
            <text:p>1.09</text:p>
          </table:table-cell>
          <table:table-cell table:style-name="ce45" table:formula="of:=[.E142]*[.G142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3]*['1Rm Tables'.$B$34]" office:value-type="float" office:value="1.0278" calcext:value-type="float">
            <text:p>1.0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2]+0.02" office:value-type="float" office:value="1.10516129032258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3]*['1Rm Tables'.$B$9]" office:value-type="float" office:value="164.448" calcext:value-type="float">
            <text:p>164.45</text:p>
          </table:table-cell>
          <table:table-cell table:formula="of:=[.H143]*[.E143]" office:value-type="float" office:value="493.344" calcext:value-type="float">
            <text:p>493.34</text:p>
          </table:table-cell>
          <table:table-cell table:style-name="ce58" table:formula="of:=[.F143]*[.G143]" office:value-type="float" office:value="1.10516129032258" calcext:value-type="float">
            <text:p>1.11</text:p>
          </table:table-cell>
          <table:table-cell table:style-name="ce45" table:formula="of:=[.E143]*[.G143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12" calcext:value-type="float">
            <text:p>112.00</text:p>
          </table:table-cell>
          <table:table-cell table:formula="of:=[.H152]*[.E152]" office:value-type="float" office:value="224" calcext:value-type="float">
            <text:p>224.00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6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9.072" calcext:value-type="float">
            <text:p>99.07</text:p>
          </table:table-cell>
          <table:table-cell table:formula="of:=[.H153]*[.E153]" office:value-type="float" office:value="198.144" calcext:value-type="float">
            <text:p>198.14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6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102.144" calcext:value-type="float">
            <text:p>102.14</text:p>
          </table:table-cell>
          <table:table-cell table:formula="of:=[.H154]*[.E154]" office:value-type="float" office:value="204.288" calcext:value-type="float">
            <text:p>204.29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6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5.216" calcext:value-type="float">
            <text:p>105.22</text:p>
          </table:table-cell>
          <table:table-cell table:formula="of:=[.H155]*[.E155]" office:value-type="float" office:value="210.432" calcext:value-type="float">
            <text:p>210.4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6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8.288" calcext:value-type="float">
            <text:p>108.29</text:p>
          </table:table-cell>
          <table:table-cell table:formula="of:=[.H156]*[.E156]" office:value-type="float" office:value="216.576" calcext:value-type="float">
            <text:p>216.58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6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11.36" calcext:value-type="float">
            <text:p>111.36</text:p>
          </table:table-cell>
          <table:table-cell table:formula="of:=[.H157]*[.E157]" office:value-type="float" office:value="222.72" calcext:value-type="float">
            <text:p>222.72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6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14.432" calcext:value-type="float">
            <text:p>114.43</text:p>
          </table:table-cell>
          <table:table-cell table:formula="of:=[.H158]*[.E158]" office:value-type="float" office:value="228.864" calcext:value-type="float">
            <text:p>228.86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6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7.504" calcext:value-type="float">
            <text:p>117.50</text:p>
          </table:table-cell>
          <table:table-cell table:formula="of:=[.H159]*[.E159]" office:value-type="float" office:value="235.008" calcext:value-type="float">
            <text:p>235.01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6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20.576" calcext:value-type="float">
            <text:p>120.58</text:p>
          </table:table-cell>
          <table:table-cell table:formula="of:=[.H160]*[.E160]" office:value-type="float" office:value="241.152" calcext:value-type="float">
            <text:p>241.15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6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63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23.648" calcext:value-type="float">
            <text:p>123.65</text:p>
          </table:table-cell>
          <table:table-cell table:formula="of:=[.H161]*[.E161]" office:value-type="float" office:value="247.296" calcext:value-type="float">
            <text:p>247.30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6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63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6.72" calcext:value-type="float">
            <text:p>126.72</text:p>
          </table:table-cell>
          <table:table-cell table:formula="of:=[.H162]*[.E162]" office:value-type="float" office:value="253.44" calcext:value-type="float">
            <text:p>253.44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6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63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9.792" calcext:value-type="float">
            <text:p>129.79</text:p>
          </table:table-cell>
          <table:table-cell table:formula="of:=[.H163]*[.E163]" office:value-type="float" office:value="259.584" calcext:value-type="float">
            <text:p>259.58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63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32.864" calcext:value-type="float">
            <text:p>132.86</text:p>
          </table:table-cell>
          <table:table-cell table:formula="of:=[.H164]*[.E164]" office:value-type="float" office:value="265.728" calcext:value-type="float">
            <text:p>265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63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35.936" calcext:value-type="float">
            <text:p>135.94</text:p>
          </table:table-cell>
          <table:table-cell table:formula="of:=[.H165]*[.E165]" office:value-type="float" office:value="271.872" calcext:value-type="float">
            <text:p>271.87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63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9.008" calcext:value-type="float">
            <text:p>139.01</text:p>
          </table:table-cell>
          <table:table-cell table:formula="of:=[.H166]*[.E166]" office:value-type="float" office:value="278.016" calcext:value-type="float">
            <text:p>278.02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42.08" calcext:value-type="float">
            <text:p>142.08</text:p>
          </table:table-cell>
          <table:table-cell table:formula="of:=[.H167]*[.E167]" office:value-type="float" office:value="284.16" calcext:value-type="float">
            <text:p>284.16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45.152" calcext:value-type="float">
            <text:p>145.15</text:p>
          </table:table-cell>
          <table:table-cell table:formula="of:=[.H168]*[.E168]" office:value-type="float" office:value="290.304" calcext:value-type="float">
            <text:p>290.3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8.224" calcext:value-type="float">
            <text:p>148.22</text:p>
          </table:table-cell>
          <table:table-cell table:formula="of:=[.H169]*[.E169]" office:value-type="float" office:value="296.448" calcext:value-type="float">
            <text:p>296.45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51.296" calcext:value-type="float">
            <text:p>151.30</text:p>
          </table:table-cell>
          <table:table-cell table:formula="of:=[.H170]*[.E170]" office:value-type="float" office:value="302.592" calcext:value-type="float">
            <text:p>302.59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54.368" calcext:value-type="float">
            <text:p>154.37</text:p>
          </table:table-cell>
          <table:table-cell table:formula="of:=[.H171]*[.E171]" office:value-type="float" office:value="308.736" calcext:value-type="float">
            <text:p>308.74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12" calcext:value-type="float">
            <text:p>112.00</text:p>
          </table:table-cell>
          <table:table-cell table:formula="of:=[.H177]*[.E177]" office:value-type="float" office:value="112" calcext:value-type="float">
            <text:p>112.00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9.2" calcext:value-type="float">
            <text:p>99.20</text:p>
          </table:table-cell>
          <table:table-cell table:formula="of:=[.H178]*[.E178]" office:value-type="float" office:value="99.2" calcext:value-type="float">
            <text:p>99.20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102.4" calcext:value-type="float">
            <text:p>102.40</text:p>
          </table:table-cell>
          <table:table-cell table:formula="of:=[.H179]*[.E179]" office:value-type="float" office:value="102.4" calcext:value-type="float">
            <text:p>102.40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5.6" calcext:value-type="float">
            <text:p>105.60</text:p>
          </table:table-cell>
          <table:table-cell table:formula="of:=[.H180]*[.E180]" office:value-type="float" office:value="105.6" calcext:value-type="float">
            <text:p>105.60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8.8" calcext:value-type="float">
            <text:p>108.80</text:p>
          </table:table-cell>
          <table:table-cell table:formula="of:=[.H181]*[.E181]" office:value-type="float" office:value="108.8" calcext:value-type="float">
            <text:p>108.80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12" calcext:value-type="float">
            <text:p>112.00</text:p>
          </table:table-cell>
          <table:table-cell table:formula="of:=[.H182]*[.E182]" office:value-type="float" office:value="112" calcext:value-type="float">
            <text:p>112.00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5.2" calcext:value-type="float">
            <text:p>115.20</text:p>
          </table:table-cell>
          <table:table-cell table:formula="of:=[.H183]*[.E183]" office:value-type="float" office:value="115.2" calcext:value-type="float">
            <text:p>115.2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8.4" calcext:value-type="float">
            <text:p>118.40</text:p>
          </table:table-cell>
          <table:table-cell table:formula="of:=[.H184]*[.E184]" office:value-type="float" office:value="118.4" calcext:value-type="float">
            <text:p>118.40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21.6" calcext:value-type="float">
            <text:p>121.60</text:p>
          </table:table-cell>
          <table:table-cell table:formula="of:=[.H185]*[.E185]" office:value-type="float" office:value="121.6" calcext:value-type="float">
            <text:p>121.60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24.8" calcext:value-type="float">
            <text:p>124.80</text:p>
          </table:table-cell>
          <table:table-cell table:formula="of:=[.H186]*[.E186]" office:value-type="float" office:value="124.8" calcext:value-type="float">
            <text:p>124.80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8" calcext:value-type="float">
            <text:p>128.00</text:p>
          </table:table-cell>
          <table:table-cell table:formula="of:=[.H187]*[.E187]" office:value-type="float" office:value="128" calcext:value-type="float">
            <text:p>128.00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31.2" calcext:value-type="float">
            <text:p>131.20</text:p>
          </table:table-cell>
          <table:table-cell table:formula="of:=[.H188]*[.E188]" office:value-type="float" office:value="131.2" calcext:value-type="float">
            <text:p>131.20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34.4" calcext:value-type="float">
            <text:p>134.40</text:p>
          </table:table-cell>
          <table:table-cell table:formula="of:=[.H189]*[.E189]" office:value-type="float" office:value="134.4" calcext:value-type="float">
            <text:p>134.40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7.6" calcext:value-type="float">
            <text:p>137.60</text:p>
          </table:table-cell>
          <table:table-cell table:formula="of:=[.H190]*[.E190]" office:value-type="float" office:value="137.6" calcext:value-type="float">
            <text:p>137.60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40.8" calcext:value-type="float">
            <text:p>140.80</text:p>
          </table:table-cell>
          <table:table-cell table:formula="of:=[.H191]*[.E191]" office:value-type="float" office:value="140.8" calcext:value-type="float">
            <text:p>140.80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44" calcext:value-type="float">
            <text:p>144.00</text:p>
          </table:table-cell>
          <table:table-cell table:formula="of:=[.H192]*[.E192]" office:value-type="float" office:value="144" calcext:value-type="float">
            <text:p>144.0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7.2" calcext:value-type="float">
            <text:p>147.20</text:p>
          </table:table-cell>
          <table:table-cell table:formula="of:=[.H193]*[.E193]" office:value-type="float" office:value="147.2" calcext:value-type="float">
            <text:p>147.20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50.4" calcext:value-type="float">
            <text:p>150.40</text:p>
          </table:table-cell>
          <table:table-cell table:formula="of:=[.H194]*[.E194]" office:value-type="float" office:value="150.4" calcext:value-type="float">
            <text:p>150.40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53.6" calcext:value-type="float">
            <text:p>153.60</text:p>
          </table:table-cell>
          <table:table-cell table:formula="of:=[.H195]*[.E195]" office:value-type="float" office:value="153.6" calcext:value-type="float">
            <text:p>153.60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56.8" calcext:value-type="float">
            <text:p>156.80</text:p>
          </table:table-cell>
          <table:table-cell table:formula="of:=[.H196]*[.E196]" office:value-type="float" office:value="156.8" calcext:value-type="float">
            <text:p>156.80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60" calcext:value-type="float">
            <text:p>160.00</text:p>
          </table:table-cell>
          <table:table-cell table:formula="of:=[.H197]*[.E197]" office:value-type="float" office:value="160" calcext:value-type="float">
            <text:p>160.00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63.2" calcext:value-type="float">
            <text:p>163.20</text:p>
          </table:table-cell>
          <table:table-cell table:formula="of:=[.H198]*[.E198]" office:value-type="float" office:value="163.2" calcext:value-type="float">
            <text:p>163.20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66.4" calcext:value-type="float">
            <text:p>166.40</text:p>
          </table:table-cell>
          <table:table-cell table:formula="of:=[.H199]*[.E199]" office:value-type="float" office:value="166.4" calcext:value-type="float">
            <text:p>166.40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9.6" calcext:value-type="float">
            <text:p>169.60</text:p>
          </table:table-cell>
          <table:table-cell table:formula="of:=[.H200]*[.E200]" office:value-type="float" office:value="169.6" calcext:value-type="float">
            <text:p>169.60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6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5"/>
          <table:table-cell office:value-type="string" calcext:value-type="string">
            <text:p>=</text:p>
          </table:table-cell>
          <table:table-cell table:style-name="ce62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6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65"/>
          <table:table-cell table:style-name="ce67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Deadlift</text:p>
          </table:table-cell>
          <table:table-cell table:style-name="ce68" table:formula="of:=175/[.B36]" office:value-type="float" office:value="198.863636363636" calcext:value-type="float">
            <text:p>198.86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ush Press</text:p>
          </table:table-cell>
          <table:table-cell table:style-name="ce67" table:formula="of:=95/[.B34]" office:value-type="float" office:value="102.150537634409" calcext:value-type="float">
            <text:p>102.15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Jerk</text:p>
          </table:table-cell>
          <table:table-cell table:style-name="ce69" office:value-type="float" office:value="125" calcext:value-type="float">
            <text:p>125.0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ress</text:p>
          </table:table-cell>
          <table:table-cell table:style-name="ce67" table:formula="of:=65/[.B34]" office:value-type="float" office:value="69.8924731182796" calcext:value-type="float">
            <text:p>69.89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OVS</text:p>
          </table:table-cell>
          <table:table-cell table:style-name="ce70" table:formula="of:=82.5/[.B35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Back Squat</text:p>
          </table:table-cell>
          <table:table-cell table:style-name="ce67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Front Squat</text:p>
          </table:table-cell>
          <table:table-cell table:style-name="ce67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Clean</text:p>
          </table:table-cell>
          <table:table-cell table:style-name="ce67" office:value-type="float" office:value="115" calcext:value-type="float">
            <text:p>115.0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lean Pull</text:p>
          </table:table-cell>
          <table:table-cell table:style-name="ce67" table:formula="of:=115/[.B34]" office:value-type="float" office:value="123.655913978495" calcext:value-type="float">
            <text:p>123.66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</text:p>
          </table:table-cell>
          <table:table-cell table:style-name="ce67" office:value-type="float" office:value="80" calcext:value-type="float">
            <text:p>80.0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 pull</text:p>
          </table:table-cell>
          <table:table-cell table:style-name="ce67" table:formula="of:=102.5/[.B34]" office:value-type="float" office:value="110.215053763441" calcext:value-type="float">
            <text:p>110.22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ower Clean</text:p>
          </table:table-cell>
          <table:table-cell table:style-name="ce67" table:formula="of:=0.95*[.B11]" office:value-type="float" office:value="109.25" calcext:value-type="float">
            <text:p>109.25</text:p>
          </table:table-cell>
          <table:table-cell table:number-columns-repeated="2"/>
          <table:table-cell office:value-type="string" calcext:value-type="string">
            <text:p>Epula Formula</text:p>
          </table:table-cell>
          <table:table-cell/>
          <table:table-cell office:value-type="string" calcext:value-type="string">
            <text:p>(Weight x Reps x 0.033) + Weight</text:p>
          </table:table-cell>
          <table:table-cell table:number-columns-repeated="2"/>
          <table:table-cell office:value-type="string" calcext:value-type="string">
            <text:p>(slighly less than rep max)</text:p>
          </table:table-cell>
        </table:table-row>
        <table:table-row table:style-name="ro2">
          <table:table-cell table:style-name="ce65" office:value-type="string" calcext:value-type="string">
            <text:p>Power Snatch</text:p>
          </table:table-cell>
          <table:table-cell table:style-name="ce67" table:formula="of:=75/[.B33]" office:value-type="float" office:value="78.125" calcext:value-type="float">
            <text:p>78.13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G Deficit Deadlift</text:p>
          </table:table-cell>
          <table:table-cell table:style-name="ce71" table:formula="of:=125/[.B35]" office:value-type="float" office:value="138.888888888889" calcext:value-type="float">
            <text:p>138.89</text:p>
          </table:table-cell>
          <table:table-cell table:number-columns-repeated="2"/>
          <table:table-cell table:formula="of:=137.5*2*0.033" office:value-type="float" office:value="9.075" calcext:value-type="float">
            <text:p>9.075</text:p>
          </table:table-cell>
          <table:table-cell table:formula="of:=[.E17]+140" office:value-type="float" office:value="149.075" calcext:value-type="float">
            <text:p>149.075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Snatch Deadlift</text:p>
          </table:table-cell>
          <table:table-cell table:style-name="ce67" table:formula="of:=150/[.B34]" office:value-type="float" office:value="161.290322580645" calcext:value-type="float">
            <text:p>161.29</text:p>
          </table:table-cell>
          <table:table-cell table:number-columns-repeated="2"/>
          <table:table-cell table:formula="of:=77*10*0.033" office:value-type="float" office:value="25.41" calcext:value-type="float">
            <text:p>25.41</text:p>
          </table:table-cell>
          <table:table-cell table:formula="of:=[.E18]+77" office:value-type="float" office:value="102.41" calcext:value-type="float">
            <text:p>102.41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Paused Deadlift/ Stiff Leg</text:p>
          </table:table-cell>
          <table:table-cell table:style-name="ce67" table:formula="of:=0.6*[.B4]" office:value-type="float" office:value="119.318181818182" calcext:value-type="float">
            <text:p>119.32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lean Combination</text:p>
          </table:table-cell>
          <table:table-cell table:style-name="ce67" table:formula="of:=0.85*[.B11]" office:value-type="float" office:value="97.75" calcext:value-type="float">
            <text:p>97.75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 Combination</text:p>
          </table:table-cell>
          <table:table-cell table:style-name="ce67" table:formula="of:=0.85*[.B13]" office:value-type="float" office:value="68" calcext:value-type="float">
            <text:p>68.0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72" table:formula="of:=0.6*[.B9]" office:value-type="float" office:value="96" calcext:value-type="float">
            <text:p>96.0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72" office:value-type="float" office:value="112.5" calcext:value-type="float">
            <text:p>112.5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72" table:formula="of:=195/[.B36]" office:value-type="float" office:value="221.590909090909" calcext:value-type="float">
            <text:p>221.59</text:p>
          </table:table-cell>
          <table:table-cell table:number-columns-repeated="8"/>
        </table:table-row>
        <table:table-row table:style-name="ro2" table:number-rows-repeated="4">
          <table:table-cell table:style-name="ce9"/>
          <table:table-cell table:style-name="ce72"/>
          <table:table-cell table:number-columns-repeated="8"/>
        </table:table-row>
        <table:table-row table:style-name="ro2" table:number-rows-repeated="2">
          <table:table-cell table:style-name="ce31"/>
          <table:table-cell table:style-name="ce73"/>
          <table:table-cell table:number-columns-repeated="8"/>
        </table:table-row>
        <table:table-row table:style-name="ro2">
          <table:table-cell table:style-name="ce9"/>
          <table:table-cell table:style-name="ce72" office:value-type="string" calcext:value-type="string">
            <text:p>1 Rep Max Table</text:p>
          </table:table-cell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2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2" office:value-type="float" office:value="0.96" calcext:value-type="float">
            <text:p>0.96</text:p>
          </table:table-cell>
          <table:table-cell table:number-columns-repeated="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72" office:value-type="float" office:value="0.93" calcext:value-type="float">
            <text:p>0.93</text:p>
          </table:table-cell>
          <table:table-cell table:number-columns-repeated="8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72" office:value-type="float" office:value="0.9" calcext:value-type="float">
            <text:p>0.90</text:p>
          </table:table-cell>
          <table:table-cell table:number-columns-repeated="8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72" office:value-type="float" office:value="0.88" calcext:value-type="float">
            <text:p>0.88</text:p>
          </table:table-cell>
          <table:table-cell table:number-columns-repeated="8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72" office:value-type="float" office:value="0.86" calcext:value-type="float">
            <text:p>0.86</text:p>
          </table:table-cell>
          <table:table-cell table:number-columns-repeated="8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72" office:value-type="float" office:value="0.83" calcext:value-type="float">
            <text:p>0.83</text:p>
          </table:table-cell>
          <table:table-cell table:number-columns-repeated="8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72" office:value-type="float" office:value="0.81" calcext:value-type="float">
            <text:p>0.81</text:p>
          </table:table-cell>
          <table:table-cell table:number-columns-repeated="8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72" office:value-type="float" office:value="0.79" calcext:value-type="float">
            <text:p>0.79</text:p>
          </table:table-cell>
          <table:table-cell table:number-columns-repeated="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72" office:value-type="float" office:value="0.77" calcext:value-type="float">
            <text:p>0.77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07:15:34.184077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6-28T07:24:41.191461359</dc:date>
    <meta:editing-duration>PT13H29M24S</meta:editing-duration>
    <meta:editing-cycles>29</meta:editing-cycles>
    <meta:generator>LibreOffice/5.2.7.2$Linux_X86_64 LibreOffice_project/20m0$Build-2</meta:generator>
    <meta:document-statistic meta:table-count="10" meta:cell-count="2847" meta:object-count="0"/>
  </office:meta>
</office:document-meta>
</file>